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language="ru" fo:country="RU" style:font-name-asian="Times New Roman2" style:font-name-complex="Times New Roman2"/>
    </style:style>
    <style:style style:name="T1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4" style:family="text">
      <style:text-properties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font-style="normal" style:font-name-asian="Times New Roman2" style:font-style-asian="normal" style:font-name-complex="Times New Roman2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9.png" xlink:type="simple" xlink:show="embed" xlink:actuate="onLoad"/></draw:frame></text:p>
          </table:table-cell>
          <table:table-cell table:style-name="Table1.B1" office:value-type="string">
            <text:h text:style-name="P6" text:outline-level="1">Интегратор с ограничением и сбросом начальных услови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3">C</text:span><text:span text:style-name="T9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8">реализует интегрирование входного сигнала </text:span><text:span text:style-name="T4">(</text:span><text:span text:style-name="T10">сигналов) с ограничением на значение интеграла и сбросом состояния</text:span><text:span text:style-name="T8">:</text:span></text:p>
            <text:p text:style-name="P5"><text:span text:style-name="T8"><draw:frame draw:style-name="fr3" draw:name="Объект1" text:anchor-type="as-char" svg:width="4.357cm" svg:height="1.91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 ,</text:span></text:p>
            <text:p text:style-name="P4"><text:span text:style-name="T7">где </text:span><text:span text:style-name="T14">xᵢ(t)</text:span><text:span text:style-name="T7"> – элементы вектора входного сигнала, </text:span><text:span text:style-name="T5">y</text:span><text:span text:style-name="T14">ᵢ(t) </text:span><text:span text:style-name="T7">– </text:span><text:span text:style-name="T11">элементы </text:span><text:span text:style-name="T7">вектора выходного сигнала, </text:span><text:span text:style-name="T5">t</text:span><text:span text:style-name="T14">₁ </text:span><text:span text:style-name="T15">и</text:span><text:span text:style-name="T7"> </text:span><text:span text:style-name="T5">t</text:span><text:span text:style-name="T14">₂ </text:span><text:span text:style-name="T7">– времена переключения начальных условий.</text:span></text:p>
            <text:p text:style-name="P4"><text:span text:style-name="T11">[страница справки в разработке]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ограничением и сбросом начальных условий</dc:title>
    <dc:date>2014-12-08T23:12:58.31</dc:date>
    <meta:generator>OpenOffice/4.1.1$Win32 OpenOffice.org_project/411m6$Build-9775</meta:generator>
    <meta:editing-duration>PT2H18M42S</meta:editing-duration>
    <meta:editing-cycles>59</meta:editing-cycles>
    <meta:document-statistic meta:table-count="1" meta:image-count="2" meta:object-count="1" meta:page-count="1" meta:paragraph-count="10" meta:word-count="58" meta:character-count="38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underover>
              <mo stretchy="false">∫</mo>
              <mrow>
                <msub>
                  <mi>t</mi>
                  <mn>1</mn>
                </msub>
              </mrow>
              <mrow>
                <msub>
                  <mi>t</mi>
                  <mn>2</mn>
                </msub>
              </mrow>
            </munderover>
            <msub>
              <mi>x</mi>
              <mi>i</mi>
            </msub>
          </mrow>
          <mrow>
            <mo stretchy="false">(</mo>
            <mrow>
              <mi>t</mi>
            </mrow>
            <mo stretchy="false">)</mo>
          </mrow>
          <mi mathvariant="italic">dt</mi>
        </mrow>
      </mrow>
    </mrow>
    <annotation encoding="StarMath 5.0">y_i(t) = {int from {t_1} to {t_2} x_i(t)dt}</annotation>
  </semantics>
</math>
</file>